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8.505</text:p>
          </table:table-cell>
          <table:table-cell table:number-columns-repeated="2"/>
          <table:table-cell office:value-type="string" calcext:value-type="string">
            <text:p>1957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5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/>
          <table:table-cell table:number-columns-repeated="1010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 table:number-columns-repeated="12"/>
          <table:table-cell/>
          <table:table-cell table:style-name="ce2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 style:data-style-name="N2" text:time-value="22:39:24.5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25T22:39:37.690000000</dc:date>
    <meta:editing-duration>P2DT15H4M26S</meta:editing-duration>
    <meta:editing-cycles>943</meta:editing-cycles>
    <meta:document-statistic meta:table-count="1" meta:cell-count="4243" meta:object-count="0"/>
  </office:meta>
</office:document-meta>
</file>